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a2112" officeooo:paragraph-rsid="001a2112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4pt" fo:font-weight="normal" officeooo:rsid="001a2112" officeooo:paragraph-rsid="001a2112" style:font-size-asian="12.25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itional Programs – 2</text:p>
      <text:p text:style-name="P1"/>
      <text:p text:style-name="P2">import java.util.*;</text:p>
      <text:p text:style-name="P2">class Patient{</text:p>
      <text:p text:style-name="P2"><text:s text:c="4"/>Scanner sc = new Scanner(System.in);</text:p>
      <text:p text:style-name="P2"><text:s text:c="4"/>int pat_id[] = new int[30];</text:p>
      <text:p text:style-name="P2"><text:s text:c="4"/>String pat_name[] = new String[30];</text:p>
      <text:p text:style-name="P2"><text:s text:c="4"/>int pat_age[] = new int[30];</text:p>
      <text:p text:style-name="P2"><text:s text:c="4"/>String doc[] = new String[30];</text:p>
      <text:p text:style-name="P2"/>
      <text:p text:style-name="P2"><text:s text:c="4"/>void input(int np){</text:p>
      <text:p text:style-name="P2"/>
      <text:p text:style-name="P2"><text:s text:c="8"/>for(int i=1; i&lt;=np; i++){</text:p>
      <text:p text:style-name="P2"><text:s text:c="12"/>System.out.print("\nEnter the Details of "+i+" Patients");</text:p>
      <text:p text:style-name="P2"><text:s text:c="12"/>System.out.print("\nEnter the Patient ID: ");</text:p>
      <text:p text:style-name="P2"><text:s text:c="12"/>this.pat_id[i] = sc.nextInt();</text:p>
      <text:p text:style-name="P2"><text:s text:c="12"/>System.out.print("Enter the Patient Name: ");</text:p>
      <text:p text:style-name="P2"><text:s text:c="12"/>this.pat_name[i] = sc.next();</text:p>
      <text:p text:style-name="P2"><text:s text:c="12"/>System.out.print("Enter the Patient Age: ");</text:p>
      <text:p text:style-name="P2"><text:s text:c="12"/>this.pat_age[i] = sc.nextInt();</text:p>
      <text:p text:style-name="P2"><text:s text:c="12"/>System.out.print("Enter the Doctor Name of Patient being treated: ");</text:p>
      <text:p text:style-name="P2"><text:s text:c="12"/>this.doc[i] = sc.next();</text:p>
      <text:p text:style-name="P2"><text:s text:c="8"/>}</text:p>
      <text:p text:style-name="P2"><text:s text:c="4"/>}</text:p>
      <text:p text:style-name="P2"/>
      <text:p text:style-name="P2"><text:s text:c="4"/>void display(int np){</text:p>
      <text:p text:style-name="P2"><text:s text:c="8"/>for(int i=1; i&lt;=np; i++) {</text:p>
      <text:p text:style-name="P2"><text:s text:c="12"/>System.out.println("Details of patient " + i);</text:p>
      <text:p text:style-name="P2"><text:s text:c="12"/>System.out.println("Patient ID: " + this.pat_id[i]);</text:p>
      <text:p text:style-name="P2"><text:s text:c="12"/>System.out.println("Patient Name: " + this.pat_name[i]);</text:p>
      <text:p text:style-name="P2"><text:s text:c="12"/>System.out.println("Patient Age: " + this.pat_age[i]);</text:p>
      <text:p text:style-name="P2"><text:s text:c="12"/>System.out.println("Treated Doctor Name: " + this.doc[i]);</text:p>
      <text:p text:style-name="P2"><text:s text:c="12"/>System.out.println(" ");</text:p>
      <text:p text:style-name="P2"/>
      <text:p text:style-name="P2"><text:s text:c="8"/>}</text:p>
      <text:p text:style-name="P2"><text:s text:c="4"/>}</text:p>
      <text:p text:style-name="P2"/>
      <text:p text:style-name="P2"><text:s text:c="4"/>void displaypt(int np)</text:p>
      <text:p text:style-name="P2"><text:s text:c="4"/>{</text:p>
      <text:p text:style-name="P2"><text:s text:c="8"/>int id;</text:p>
      <text:p text:style-name="P2"><text:s text:c="8"/>System.out.println("\nEnter patient id: ");</text:p>
      <text:p text:style-name="P2"><text:s text:c="8"/>id = sc.nextInt();</text:p>
      <text:p text:style-name="P2"><text:s text:c="8"/>for(int i=1; i&lt;=np; i++)</text:p>
      <text:p text:style-name="P2"><text:s text:c="8"/>{</text:p>
      <text:p text:style-name="P2"><text:soft-page-break/><text:s text:c="12"/>if(id == pat_id[i])</text:p>
      <text:p text:style-name="P2"><text:s text:c="12"/>{</text:p>
      <text:p text:style-name="P2"><text:s text:c="16"/>System.out.println("Details of patient "+i);</text:p>
      <text:p text:style-name="P2"><text:s text:c="16"/>System.out.println("Patient ID: "+this.pat_id[i]);</text:p>
      <text:p text:style-name="P2"><text:s text:c="16"/>System.out.println("Patient Name: "+this.pat_name[i]);</text:p>
      <text:p text:style-name="P2"><text:s text:c="16"/>System.out.println("Patient Age: "+this.pat_age[i]);</text:p>
      <text:p text:style-name="P2"><text:s text:c="16"/>System.out.println("Treated Doctor Name: "+this.doc[i]);</text:p>
      <text:p text:style-name="P2"><text:s text:c="16"/>System.out.println(" ");</text:p>
      <text:p text:style-name="P2"><text:s text:c="12"/>}</text:p>
      <text:p text:style-name="P2"><text:s text:c="8"/>}</text:p>
      <text:p text:style-name="P2"><text:s text:c="4"/>}</text:p>
      <text:p text:style-name="P2"/>
      <text:p text:style-name="P2"><text:s text:c="4"/>void docpt(int np)</text:p>
      <text:p text:style-name="P2"><text:s text:c="4"/>{</text:p>
      <text:p text:style-name="P2"><text:s text:c="8"/>String docn;</text:p>
      <text:p text:style-name="P2"><text:s text:c="8"/>System.out.print("\nEnter doctor name: ");</text:p>
      <text:p text:style-name="P2"><text:s text:c="8"/>docn = sc.next();</text:p>
      <text:p text:style-name="P2"><text:s text:c="8"/>for(int i=1; i&lt;=np; i++)</text:p>
      <text:p text:style-name="P2"><text:s text:c="8"/>{</text:p>
      <text:p text:style-name="P2"><text:s text:c="12"/>if(docn.equals(this.doc[i]))</text:p>
      <text:p text:style-name="P2"><text:s text:c="12"/>{</text:p>
      <text:p text:style-name="P2"><text:s text:c="16"/>System.out.println("Patient Name: "+this.pat_name[i]);</text:p>
      <text:p text:style-name="P2"><text:s text:c="12"/>}</text:p>
      <text:p text:style-name="P2"/>
      <text:p text:style-name="P2"><text:s text:c="8"/>}</text:p>
      <text:p text:style-name="P2"/>
      <text:p text:style-name="P2"><text:s text:c="4"/>}</text:p>
      <text:p text:style-name="P2"/>
      <text:p text:style-name="P2">}</text:p>
      <text:p text:style-name="P2"/>
      <text:p text:style-name="P2">public class Trial</text:p>
      <text:p text:style-name="P2">{</text:p>
      <text:p text:style-name="P2"><text:s text:c="4"/>public static void main(String[] args)</text:p>
      <text:p text:style-name="P2"><text:s text:c="4"/>{</text:p>
      <text:p text:style-name="P2"><text:s text:c="8"/>Scanner sc = new Scanner(System.in);</text:p>
      <text:p text:style-name="P2"><text:s text:c="8"/>Patient p = new Patient();</text:p>
      <text:p text:style-name="P2"><text:s text:c="8"/>System.out.print("\nEnter the no of patients: ");</text:p>
      <text:p text:style-name="P2"><text:s text:c="8"/>int np = sc.nextInt();</text:p>
      <text:p text:style-name="P2"><text:s text:c="8"/>p.input(np);</text:p>
      <text:p text:style-name="P2"><text:s text:c="8"/>do</text:p>
      <text:p text:style-name="P2"><text:s text:c="8"/>{</text:p>
      <text:p text:style-name="P2"><text:s text:c="12"/>System.out.println("\n1.Display details of all patients\n2.Display details from patient id\n3.Display details from Doctor name\n4.Exit the program?");</text:p>
      <text:p text:style-name="P2"><text:s text:c="12"/>System.out.print("\nEnter your choice: ");</text:p>
      <text:p text:style-name="P2"><text:s text:c="12"/>int choice = sc.nextInt();</text:p>
      <text:p text:style-name="P2"><text:soft-page-break/></text:p>
      <text:p text:style-name="P2"/>
      <text:p text:style-name="P2"><text:s text:c="12"/>switch(choice)</text:p>
      <text:p text:style-name="P2"><text:s text:c="12"/>{</text:p>
      <text:p text:style-name="P2"><text:s text:c="16"/>case 1: p.display(np);</text:p>
      <text:p text:style-name="P2"><text:s text:c="24"/>break;</text:p>
      <text:p text:style-name="P2"><text:s text:c="16"/>case 2: p.displaypt(np);</text:p>
      <text:p text:style-name="P2"><text:s text:c="24"/>break;</text:p>
      <text:p text:style-name="P2"><text:s text:c="16"/>case 3: p.docpt(np);</text:p>
      <text:p text:style-name="P2"><text:s text:c="24"/>break;</text:p>
      <text:p text:style-name="P2"><text:s text:c="16"/>case 4: System.out.println("Exiting the program!");</text:p>
      <text:p text:style-name="P2"><text:s text:c="24"/>System.exit(0);</text:p>
      <text:p text:style-name="P2"><text:s text:c="24"/>break;</text:p>
      <text:p text:style-name="P2"><text:s text:c="16"/>default: System.out.println("\nInvalid Choice!\n");</text:p>
      <text:p text:style-name="P2"><text:s text:c="12"/>}</text:p>
      <text:p text:style-name="P2"><text:s text:c="8"/>}while(true);</text:p>
      <text:p text:style-name="P2"/>
      <text:p text:style-name="P2"><text:s text:c="4"/>}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23:28:02.363664239</meta:creation-date>
    <dc:date>2022-12-16T23:28:48.752761589</dc:date>
    <meta:editing-duration>PT47S</meta:editing-duration>
    <meta:editing-cycles>1</meta:editing-cycles>
    <meta:document-statistic meta:table-count="0" meta:image-count="0" meta:object-count="0" meta:page-count="3" meta:paragraph-count="93" meta:word-count="277" meta:character-count="3155" meta:non-whitespace-character-count="2070"/>
    <meta:generator>LibreOffice/7.3.7.2$Linux_X86_64 LibreOffice_project/30$Build-2</meta:generator>
  </office:meta>
</office:document-meta>
</file>